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2.1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_4x4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0.360984" calcext:value-type="float">
            <text:p>0.360984</text:p>
          </table:table-cell>
          <table:table-cell table:formula="of:=[.A2]-[.$D$2]" office:value-type="float" office:value="0.18340845" calcext:value-type="float">
            <text:p>0.18340845</text:p>
          </table:table-cell>
          <table:table-cell table:formula="of:=POWER([.B2]; 2)" office:value-type="float" office:value="0.0336386595314025" calcext:value-type="float">
            <text:p>0.033638659531403</text:p>
          </table:table-cell>
          <table:table-cell table:formula="of:=AVERAGE([.A2:.A21])" office:value-type="float" office:value="0.17757555" calcext:value-type="float">
            <text:p>0.17757555</text:p>
          </table:table-cell>
          <table:table-cell table:formula="of:=MAX([.A2:.A21])" office:value-type="float" office:value="0.360984" calcext:value-type="float">
            <text:p>0.360984</text:p>
          </table:table-cell>
          <table:table-cell table:formula="of:=MIN([.A2:.A21])" office:value-type="float" office:value="0.094379" calcext:value-type="float">
            <text:p>0.094379</text:p>
          </table:table-cell>
          <table:table-cell table:formula="of:=SQRT((1/20)*SUM([.C2:.C21]))" office:value-type="float" office:value="0.068206202616386" calcext:value-type="float">
            <text:p>0.068206202616386</text:p>
          </table:table-cell>
        </table:table-row>
        <table:table-row table:style-name="ro1">
          <table:table-cell office:value-type="float" office:value="0.235707" calcext:value-type="float">
            <text:p>0.235707</text:p>
          </table:table-cell>
          <table:table-cell table:formula="of:=[.A3]-[.$D$2]" office:value-type="float" office:value="0.05813145" calcext:value-type="float">
            <text:p>0.05813145</text:p>
          </table:table-cell>
          <table:table-cell table:formula="of:=POWER([.B3]; 2)" office:value-type="float" office:value="0.0033792654791025" calcext:value-type="float">
            <text:p>0.003379265479103</text:p>
          </table:table-cell>
          <table:table-cell table:number-columns-repeated="4"/>
        </table:table-row>
        <table:table-row table:style-name="ro1">
          <table:table-cell office:value-type="float" office:value="0.141067" calcext:value-type="float">
            <text:p>0.141067</text:p>
          </table:table-cell>
          <table:table-cell table:formula="of:=[.A4]-[.$D$2]" office:value-type="float" office:value="-0.03650855" calcext:value-type="float">
            <text:p>-0.03650855</text:p>
          </table:table-cell>
          <table:table-cell table:formula="of:=POWER([.B4]; 2)" office:value-type="float" office:value="0.0013328742231025" calcext:value-type="float">
            <text:p>0.001332874223103</text:p>
          </table:table-cell>
          <table:table-cell table:number-columns-repeated="4"/>
        </table:table-row>
        <table:table-row table:style-name="ro1">
          <table:table-cell office:value-type="float" office:value="0.188898" calcext:value-type="float">
            <text:p>0.188898</text:p>
          </table:table-cell>
          <table:table-cell table:formula="of:=[.A5]-[.$D$2]" office:value-type="float" office:value="0.01132245" calcext:value-type="float">
            <text:p>0.01132245</text:p>
          </table:table-cell>
          <table:table-cell table:formula="of:=POWER([.B5]; 2)" office:value-type="float" office:value="0.000128197874002499" calcext:value-type="float">
            <text:p>0.000128197874002</text:p>
          </table:table-cell>
          <table:table-cell table:number-columns-repeated="4"/>
        </table:table-row>
        <table:table-row table:style-name="ro1">
          <table:table-cell office:value-type="float" office:value="0.270292" calcext:value-type="float">
            <text:p>0.270292</text:p>
          </table:table-cell>
          <table:table-cell table:formula="of:=[.A6]-[.$D$2]" office:value-type="float" office:value="0.0927164499999999" calcext:value-type="float">
            <text:p>0.09271645</text:p>
          </table:table-cell>
          <table:table-cell table:formula="of:=POWER([.B6]; 2)" office:value-type="float" office:value="0.00859634010060249" calcext:value-type="float">
            <text:p>0.008596340100602</text:p>
          </table:table-cell>
          <table:table-cell table:number-columns-repeated="4"/>
        </table:table-row>
        <table:table-row table:style-name="ro1">
          <table:table-cell office:value-type="float" office:value="0.152579" calcext:value-type="float">
            <text:p>0.152579</text:p>
          </table:table-cell>
          <table:table-cell table:formula="of:=[.A7]-[.$D$2]" office:value-type="float" office:value="-0.02499655" calcext:value-type="float">
            <text:p>-0.02499655</text:p>
          </table:table-cell>
          <table:table-cell table:formula="of:=POWER([.B7]; 2)" office:value-type="float" office:value="0.000624827511902502" calcext:value-type="float">
            <text:p>0.000624827511903</text:p>
          </table:table-cell>
          <table:table-cell table:number-columns-repeated="4"/>
        </table:table-row>
        <table:table-row table:style-name="ro1">
          <table:table-cell office:value-type="float" office:value="0.181864" calcext:value-type="float">
            <text:p>0.181864</text:p>
          </table:table-cell>
          <table:table-cell table:formula="of:=[.A8]-[.$D$2]" office:value-type="float" office:value="0.00428844999999997" calcext:value-type="float">
            <text:p>0.00428845</text:p>
          </table:table-cell>
          <table:table-cell table:formula="of:=POWER([.B8]; 2)" office:value-type="float" office:value="0.0000183908034024998" calcext:value-type="float">
            <text:p>1.83908034024998E-05</text:p>
          </table:table-cell>
          <table:table-cell table:number-columns-repeated="4"/>
        </table:table-row>
        <table:table-row table:style-name="ro1">
          <table:table-cell office:value-type="float" office:value="0.159252" calcext:value-type="float">
            <text:p>0.159252</text:p>
          </table:table-cell>
          <table:table-cell table:formula="of:=[.A9]-[.$D$2]" office:value-type="float" office:value="-0.01832355" calcext:value-type="float">
            <text:p>-0.01832355</text:p>
          </table:table-cell>
          <table:table-cell table:formula="of:=POWER([.B9]; 2)" office:value-type="float" office:value="0.000335752484602501" calcext:value-type="float">
            <text:p>0.000335752484603</text:p>
          </table:table-cell>
          <table:table-cell table:number-columns-repeated="4"/>
        </table:table-row>
        <table:table-row table:style-name="ro1">
          <table:table-cell office:value-type="float" office:value="0.127572" calcext:value-type="float">
            <text:p>0.127572</text:p>
          </table:table-cell>
          <table:table-cell table:formula="of:=[.A10]-[.$D$2]" office:value-type="float" office:value="-0.05000355" calcext:value-type="float">
            <text:p>-0.05000355</text:p>
          </table:table-cell>
          <table:table-cell table:formula="of:=POWER([.B10]; 2)" office:value-type="float" office:value="0.0025003550126025" calcext:value-type="float">
            <text:p>0.002500355012603</text:p>
          </table:table-cell>
          <table:table-cell table:number-columns-repeated="4"/>
        </table:table-row>
        <table:table-row table:style-name="ro1">
          <table:table-cell office:value-type="float" office:value="0.190621" calcext:value-type="float">
            <text:p>0.190621</text:p>
          </table:table-cell>
          <table:table-cell table:formula="of:=[.A11]-[.$D$2]" office:value-type="float" office:value="0.01304545" calcext:value-type="float">
            <text:p>0.01304545</text:p>
          </table:table-cell>
          <table:table-cell table:formula="of:=POWER([.B11]; 2)" office:value-type="float" office:value="0.000170183765702499" calcext:value-type="float">
            <text:p>0.000170183765702</text:p>
          </table:table-cell>
          <table:table-cell table:number-columns-repeated="4"/>
        </table:table-row>
        <table:table-row table:style-name="ro1">
          <table:table-cell office:value-type="float" office:value="0.305169" calcext:value-type="float">
            <text:p>0.305169</text:p>
          </table:table-cell>
          <table:table-cell table:formula="of:=[.A12]-[.$D$2]" office:value-type="float" office:value="0.12759345" calcext:value-type="float">
            <text:p>0.12759345</text:p>
          </table:table-cell>
          <table:table-cell table:formula="of:=POWER([.B12]; 2)" office:value-type="float" office:value="0.0162800884829025" calcext:value-type="float">
            <text:p>0.016280088482903</text:p>
          </table:table-cell>
          <table:table-cell table:number-columns-repeated="4"/>
        </table:table-row>
        <table:table-row table:style-name="ro1">
          <table:table-cell office:value-type="float" office:value="0.167849" calcext:value-type="float">
            <text:p>0.167849</text:p>
          </table:table-cell>
          <table:table-cell table:formula="of:=[.A13]-[.$D$2]" office:value-type="float" office:value="-0.00972655000000003" calcext:value-type="float">
            <text:p>-0.00972655</text:p>
          </table:table-cell>
          <table:table-cell table:formula="of:=POWER([.B13]; 2)" office:value-type="float" office:value="0.0000946057749025005" calcext:value-type="float">
            <text:p>9.46057749025005E-05</text:p>
          </table:table-cell>
          <table:table-cell table:number-columns-repeated="4"/>
        </table:table-row>
        <table:table-row table:style-name="ro1">
          <table:table-cell office:value-type="float" office:value="0.212112" calcext:value-type="float">
            <text:p>0.212112</text:p>
          </table:table-cell>
          <table:table-cell table:formula="of:=[.A14]-[.$D$2]" office:value-type="float" office:value="0.03453645" calcext:value-type="float">
            <text:p>0.03453645</text:p>
          </table:table-cell>
          <table:table-cell table:formula="of:=POWER([.B14]; 2)" office:value-type="float" office:value="0.0011927663786025" calcext:value-type="float">
            <text:p>0.001192766378603</text:p>
          </table:table-cell>
          <table:table-cell table:number-columns-repeated="4"/>
        </table:table-row>
        <table:table-row table:style-name="ro1">
          <table:table-cell office:value-type="float" office:value="0.146567" calcext:value-type="float">
            <text:p>0.146567</text:p>
          </table:table-cell>
          <table:table-cell table:formula="of:=[.A15]-[.$D$2]" office:value-type="float" office:value="-0.03100855" calcext:value-type="float">
            <text:p>-0.03100855</text:p>
          </table:table-cell>
          <table:table-cell table:formula="of:=POWER([.B15]; 2)" office:value-type="float" office:value="0.000961530173102501" calcext:value-type="float">
            <text:p>0.000961530173103</text:p>
          </table:table-cell>
          <table:table-cell table:number-columns-repeated="4"/>
        </table:table-row>
        <table:table-row table:style-name="ro1">
          <table:table-cell office:value-type="float" office:value="0.144895" calcext:value-type="float">
            <text:p>0.144895</text:p>
          </table:table-cell>
          <table:table-cell table:formula="of:=[.A16]-[.$D$2]" office:value-type="float" office:value="-0.03268055" calcext:value-type="float">
            <text:p>-0.03268055</text:p>
          </table:table-cell>
          <table:table-cell table:formula="of:=POWER([.B16]; 2)" office:value-type="float" office:value="0.0010680183483025" calcext:value-type="float">
            <text:p>0.001068018348303</text:p>
          </table:table-cell>
          <table:table-cell table:number-columns-repeated="4"/>
        </table:table-row>
        <table:table-row table:style-name="ro1">
          <table:table-cell office:value-type="float" office:value="0.123263" calcext:value-type="float">
            <text:p>0.123263</text:p>
          </table:table-cell>
          <table:table-cell table:formula="of:=[.A17]-[.$D$2]" office:value-type="float" office:value="-0.05431255" calcext:value-type="float">
            <text:p>-0.05431255</text:p>
          </table:table-cell>
          <table:table-cell table:formula="of:=POWER([.B17]; 2)" office:value-type="float" office:value="0.0029498530875025" calcext:value-type="float">
            <text:p>0.002949853087503</text:p>
          </table:table-cell>
          <table:table-cell table:number-columns-repeated="4"/>
        </table:table-row>
        <table:table-row table:style-name="ro1">
          <table:table-cell office:value-type="float" office:value="0.14766" calcext:value-type="float">
            <text:p>0.14766</text:p>
          </table:table-cell>
          <table:table-cell table:formula="of:=[.A18]-[.$D$2]" office:value-type="float" office:value="-0.02991555" calcext:value-type="float">
            <text:p>-0.02991555</text:p>
          </table:table-cell>
          <table:table-cell table:formula="of:=POWER([.B18]; 2)" office:value-type="float" office:value="0.000894940131802502" calcext:value-type="float">
            <text:p>0.000894940131803</text:p>
          </table:table-cell>
          <table:table-cell table:number-columns-repeated="4"/>
        </table:table-row>
        <table:table-row table:style-name="ro1">
          <table:table-cell office:value-type="float" office:value="0.104769" calcext:value-type="float">
            <text:p>0.104769</text:p>
          </table:table-cell>
          <table:table-cell table:formula="of:=[.A19]-[.$D$2]" office:value-type="float" office:value="-0.07280655" calcext:value-type="float">
            <text:p>-0.07280655</text:p>
          </table:table-cell>
          <table:table-cell table:formula="of:=POWER([.B19]; 2)" office:value-type="float" office:value="0.0053007937229025" calcext:value-type="float">
            <text:p>0.005300793722903</text:p>
          </table:table-cell>
          <table:table-cell table:number-columns-repeated="4"/>
        </table:table-row>
        <table:table-row table:style-name="ro1">
          <table:table-cell office:value-type="float" office:value="0.096012" calcext:value-type="float">
            <text:p>0.096012</text:p>
          </table:table-cell>
          <table:table-cell table:formula="of:=[.A20]-[.$D$2]" office:value-type="float" office:value="-0.08156355" calcext:value-type="float">
            <text:p>-0.08156355</text:p>
          </table:table-cell>
          <table:table-cell table:formula="of:=POWER([.B20]; 2)" office:value-type="float" office:value="0.0066526126886025" calcext:value-type="float">
            <text:p>0.006652612688603</text:p>
          </table:table-cell>
          <table:table-cell table:number-columns-repeated="4"/>
        </table:table-row>
        <table:table-row table:style-name="ro1">
          <table:table-cell office:value-type="float" office:value="0.094379" calcext:value-type="float">
            <text:p>0.094379</text:p>
          </table:table-cell>
          <table:table-cell table:formula="of:=[.A21]-[.$D$2]" office:value-type="float" office:value="-0.08319655" calcext:value-type="float">
            <text:p>-0.08319655</text:p>
          </table:table-cell>
          <table:table-cell table:formula="of:=POWER([.B21]; 2)" office:value-type="float" office:value="0.00692166593190251" calcext:value-type="float">
            <text:p>0.00692166593190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2:41:45.928307351</dc:date>
    <meta:editing-duration>PT2M29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